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wmf;windows_formatname=&quot;Image WMF&quot;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2D6000003BAC479ABA549411BC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visible-area-left="0in" draw:visible-area-top="0in" draw:visible-area-width="6.2681in" draw:visible-area-height="0.3122in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949in" svg:height="1.1803in" svg:x="0.9807in" svg:y="3.3567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677in" svg:height="0.3118in" svg:x="8in" svg:y="3.5555in">
            <draw:object-ole draw:class-id="F4754C9B-64F5-4B40-8af4-679732ac060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1" draw:style-name="gr3" draw:text-style-name="P1" svg:width="5.0413in" svg:height="6.6248in" svg:x="4.9524in" svg:y="5.5114in">
            <draw:image xlink:href="Pictures/10000000000002D6000003BAC479ABA549411BC7.jpg" xlink:type="simple" xlink:show="embed" xlink:actuate="onLoad" draw:mime-type="image/jpeg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3:22:17.4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11-08T13:23:12.623000000</dc:date>
    <meta:editing-duration>PT2M56S</meta:editing-duration>
    <meta:editing-cycles>3</meta:editing-cycles>
    <meta:generator>LibreOffice/7.0.3.1$Windows_X86_64 LibreOffice_project/d7547858d014d4cf69878db179d326fc3483e082</meta:generator>
    <meta:document-statistic meta:table-count="1" meta:cell-count="11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is is a word document</text:span></text:p>
    </office:tex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DK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DK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